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69mm"/>
    </style:style>
    <style:style style:name="co2" style:family="table-column">
      <style:table-column-properties fo:break-before="auto" style:column-width="18.29mm"/>
    </style:style>
    <style:style style:name="co3" style:family="table-column">
      <style:table-column-properties fo:break-before="auto" style:column-width="16.88mm"/>
    </style:style>
    <style:style style:name="co4" style:family="table-column">
      <style:table-column-properties fo:break-before="auto" style:column-width="18.61mm"/>
    </style:style>
    <style:style style:name="co5" style:family="table-column">
      <style:table-column-properties fo:break-before="auto" style:column-width="17.66mm"/>
    </style:style>
    <style:style style:name="co6" style:family="table-column">
      <style:table-column-properties fo:break-before="auto" style:column-width="16.72mm"/>
    </style:style>
    <style:style style:name="co7" style:family="table-column">
      <style:table-column-properties fo:break-before="auto" style:column-width="19.23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0.32mm"/>
    </style:style>
    <style:style style:name="co10" style:family="table-column">
      <style:table-column-properties fo:break-before="auto" style:column-width="14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  <style:text-properties fo:color="#808080"/>
    </style:style>
    <style:style style:name="ce2" style:family="table-cell" style:parent-style-name="Default">
      <style:table-cell-properties fo:background-color="transparent"/>
      <style:text-properties fo:color="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Tabelle1" table:style-name="ta1">
        <office:forms form:automatic-focus="false" form:apply-design-mode="false"/>
        <table:table-column table:style-name="co1" table:visibility="collapse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ce4"/>
        <table:table-column table:style-name="co6" table:default-cell-style-name="Default"/>
        <table:table-column table:style-name="co6" table:default-cell-style-name="ce5"/>
        <table:table-column table:style-name="co7" table:number-columns-repeated="3" table:default-cell-style-name="Default"/>
        <table:table-column table:style-name="co8" table:default-cell-style-name="ce4"/>
        <table:table-column table:style-name="co8" table:default-cell-style-name="ce5"/>
        <table:table-column table:style-name="co5" table:default-cell-style-name="Default"/>
        <table:table-column table:style-name="co9" table:default-cell-style-name="ce6"/>
        <table:table-column table:style-name="co10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ce1" office:value-type="string" calcext:value-type="string">
            <text:p>ID interim</text:p>
          </table:table-cell>
          <table:table-cell table:style-name="ce2" office:value-type="string" calcext:value-type="string">
            <text:p>Zchng</text:p>
          </table:table-cell>
          <table:table-cell office:value-type="string" calcext:value-type="string">
            <text:p>Fundnr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Dm_min</text:p>
          </table:table-cell>
          <table:table-cell office:value-type="string" calcext:value-type="string">
            <text:p>DM_max</text:p>
          </table:table-cell>
          <table:table-cell office:value-type="string" calcext:value-type="string">
            <text:p>Proz</text:p>
          </table:table-cell>
          <table:table-cell office:value-type="string" calcext:value-type="string">
            <text:p>Farb_a</text:p>
          </table:table-cell>
          <table:table-cell office:value-type="string" calcext:value-type="string">
            <text:p>Farb_i</text:p>
          </table:table-cell>
          <table:table-cell office:value-type="string" calcext:value-type="string">
            <text:p>Farb_kern</text:p>
          </table:table-cell>
          <table:table-cell office:value-type="string" calcext:value-type="string">
            <text:p>Mag_min</text:p>
          </table:table-cell>
          <table:table-cell office:value-type="string" calcext:value-type="string">
            <text:p>Mag_max</text:p>
          </table:table-cell>
          <table:table-cell office:value-type="string" calcext:value-type="string">
            <text:p>Anmerk</text:p>
          </table:table-cell>
          <table:table-cell office:value-type="string" calcext:value-type="string">
            <text:p>Typ</text:p>
          </table:table-cell>
          <table:table-cell/>
          <table:table-cell office:value-type="string" calcext:value-type="string">
            <text:p>join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9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elb-rot-braun</text:p>
          </table:table-cell>
          <table:table-cell/>
          <table:table-cell office:value-type="string" calcext:value-type="string">
            <text:p>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enig Magerung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9I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elb-rot-braun</text:p>
          </table:table-cell>
          <table:table-cell/>
          <table:table-cell office:value-type="string" calcext:value-type="string">
            <text:p>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9V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elb-rot-braun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wenig Magerun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30I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schwarzgrau</text:p>
          </table:table-cell>
          <table:table-cell office:value-type="string" calcext:value-type="string">
            <text:p>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30X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innen</text:p>
          </table:table-cell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0X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aubraun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table:number-columns-repeated="2"/>
          <table:table-cell office:value-type="string" calcext:value-type="string">
            <text:p>K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1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raun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rauh</text:p>
          </table:table-cell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1I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chwarz-grau-braun</text:p>
          </table:table-cell>
          <table:table-cell/>
          <table:table-cell office:value-type="string" calcext:value-type="string">
            <text:p>schwarz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1II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chwarz-rot-braun</text:p>
          </table:table-cell>
          <table:table-cell table:number-columns-repeated="2"/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1IV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chwarzgelb</text:p>
          </table:table-cell>
          <table:table-cell office:value-type="string" calcext:value-type="string">
            <text:p>gelb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1V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au-gelb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Teter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1V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rau-gelb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Vipper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1VIII</text:p>
          </table:table-cell>
          <table:table-cell office:value-type="float" office:value="1230296" calcext:value-type="float">
            <text:p>123029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elb-grau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1IX</text:p>
          </table:table-cell>
          <table:table-cell office:value-type="float" office:value="1230296" calcext:value-type="float">
            <text:p>12302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raunschwarz</text:p>
          </table:table-cell>
          <table:table-cell table:number-columns-repeated="2"/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1XI</text:p>
          </table:table-cell>
          <table:table-cell office:value-type="float" office:value="1230296" calcext:value-type="float">
            <text:p>12302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ubraun</text:p>
          </table:table-cell>
          <table:table-cell/>
          <table:table-cell office:value-type="string" calcext:value-type="string">
            <text:p>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2I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raubraun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enig Magerung</text:p>
          </table:table-cell>
          <table:table-cell office:value-type="string" calcext:value-type="string">
            <text:p>Vipper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2II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otschwarz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4I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ubraun</text:p>
          </table:table-cell>
          <table:table-cell/>
          <table:table-cell office:value-type="string" calcext:value-type="string">
            <text:p>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2III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elb-grau</text:p>
          </table:table-cell>
          <table:table-cell office:value-type="string" calcext:value-type="string">
            <text:p>schwarz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2IV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otschwarz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2V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lb-grau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2VI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elborange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otschwarz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2VIII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slawisch?</text:p>
          </table:table-cell>
          <table:table-cell office:value-type="string" calcext:value-type="string">
            <text:p>Teterow?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2X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aurot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2X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string" calcext:value-type="string">
            <text:p>geschwärzt</text:p>
          </table:table-cell>
          <table:table-cell table:number-columns-repeated="2"/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</text:p>
          </table:table-cell>
          <table:table-cell/>
          <table:table-cell office:value-type="string" calcext:value-type="string">
            <text:p>K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2XI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grauorange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+ 3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2XII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tschwarz</text:p>
          </table:table-cell>
          <table:table-cell office:value-type="string" calcext:value-type="string">
            <text:p>schwarzgrau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3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braunschwarz</text:p>
          </table:table-cell>
          <table:table-cell/>
          <table:table-cell office:value-type="string" calcext:value-type="string">
            <text:p>braunschwarz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Unverziert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+ 2 WS</text:p>
          </table:table-cell>
          <table:table-cell office:value-type="string" calcext:value-type="string">
            <text:p>Krusten am Ra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3I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raugelb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3II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tschwarz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3IV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string" calcext:value-type="string">
            <text:p>rotrau</text:p>
          </table:table-cell>
          <table:table-cell office:value-type="string" calcext:value-type="string">
            <text:p>schwarzgrau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3V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3V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rau-gelb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4III</text:p>
          </table:table-cell>
          <table:table-cell office:value-type="float" office:value="1230335" calcext:value-type="float">
            <text:p>12303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schwarzbraun</text:p>
          </table:table-cell>
          <table:table-cell office:value-type="string" calcext:value-type="string">
            <text:p>bräunlich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Bobzi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4IV</text:p>
          </table:table-cell>
          <table:table-cell office:value-type="float" office:value="1230331" calcext:value-type="float">
            <text:p>12303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rau-gelb</text:p>
          </table:table-cell>
          <table:table-cell office:value-type="string" calcext:value-type="string">
            <text:p>beigerot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4VII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ellgrau</text:p>
          </table:table-cell>
          <table:table-cell table:number-columns-repeated="2" office:value-type="string" calcext:value-type="string">
            <text:p>beige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Vipperow-Teterow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+ 2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4VIII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rangegelb</text:p>
          </table:table-cell>
          <table:table-cell/>
          <table:table-cell office:value-type="string" calcext:value-type="string">
            <text:p>orange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Fischgrät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4IX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aurot</text:p>
          </table:table-cell>
          <table:table-cell/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I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hwarzrot</text:p>
          </table:table-cell>
          <table:table-cell/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Vip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II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III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ötlich</text:p>
          </table:table-cell>
          <table:table-cell office:value-type="string" calcext:value-type="string">
            <text:p>graubraun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 table:number-columns-repeated="2"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IV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aurötlich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6IX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igegrau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6X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6XI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geschwärzt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6XII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6III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grauschwarz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Kerb1</text:p>
          </table:table-cell>
          <table:table-cell office:value-type="string" calcext:value-type="string">
            <text:p>T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27" calcext:value-type="float">
            <text:p>12303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zu 36III gehöre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6III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6III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schwarzbraun</text:p>
          </table:table-cell>
          <table:table-cell office:value-type="string" calcext:value-type="string">
            <text:p>gra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6IV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6V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schwarzrot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6VII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grau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+ 1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5IX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raungrau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X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beigerot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grobgemagert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+ 1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5X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Fischgrät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V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orangebei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XI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+ 3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5XII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dunkelgrau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Rippen</text:p>
          </table:table-cell>
          <table:table-cell office:value-type="string" calcext:value-type="string">
            <text:p>Bobzin?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XIV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rötlich</text:p>
          </table:table-cell>
          <table:table-cell office:value-type="string" calcext:value-type="string">
            <text:p>hellgrau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V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rot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Garz?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7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elbbeige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3</text:p>
          </table:table-cell>
          <table:table-cell office:value-type="string" calcext:value-type="string">
            <text:p>+ 1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7I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chwerzbeige</text:p>
          </table:table-cell>
          <table:table-cell/>
          <table:table-cell office:value-type="string" calcext:value-type="string">
            <text:p>h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Kerb 1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II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aubeige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IV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rötlich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V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5" calcext:value-type="float">
            <text:p>0,3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V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aubeige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5" calcext:value-type="float">
            <text:p>0,3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VI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rötlich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?</text:p>
          </table:table-cell>
          <table:table-cell office:value-type="string" calcext:value-type="string">
            <text:p>T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VII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IX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X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 table:number-columns-repeated="7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XVI</text:p>
          </table:table-cell>
          <table:table-cell office:value-type="float" office:value="1230343" calcext:value-type="float">
            <text:p>12303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schwarzbraun</text:p>
          </table:table-cell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9VII</text:p>
          </table:table-cell>
          <table:table-cell office:value-type="float" office:value="1230492" calcext:value-type="float">
            <text:p>123049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beigeschwarz</text:p>
          </table:table-cell>
          <table:table-cell office:value-type="string" calcext:value-type="string">
            <text:p>beigerot</text:p>
          </table:table-cell>
          <table:table-cell office:value-type="string" calcext:value-type="string">
            <text:p>schwarz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 2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9II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gelblich</text:p>
          </table:table-cell>
          <table:table-cell office:value-type="string" calcext:value-type="string">
            <text:p>hellgrau</text:p>
          </table:table-cell>
          <table:table-cell table:number-columns-repeated="3"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9III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string" calcext:value-type="string">
            <text:p>orangeschwarz</text:p>
          </table:table-cell>
          <table:table-cell office:value-type="string" calcext:value-type="string">
            <text:p>hellgrau</text:p>
          </table:table-cell>
          <table:table-cell table:number-columns-repeated="2"/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9IV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beigegrau</text:p>
          </table:table-cell>
          <table:table-cell office:value-type="string" calcext:value-type="string">
            <text:p>rotbei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geschwärzt</text:p>
          </table:table-cell>
          <table:table-cell office:value-type="string" calcext:value-type="string">
            <text:p>beige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XV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beigeorange</text:p>
          </table:table-cell>
          <table:table-cell office:value-type="string" calcext:value-type="string">
            <text:p>orange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amm 1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8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10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scharz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8I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chwarz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8II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chwarzgrau</text:p>
          </table:table-cell>
          <table:table-cell table:number-columns-repeated="2"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8IV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8V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chwarzgrau</text:p>
          </table:table-cell>
          <table:table-cell/>
          <table:table-cell office:value-type="string" calcext:value-type="string">
            <text:p>dunke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string" calcext:value-type="string">
            <text:p>T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8VII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hwarz</text:p>
          </table:table-cell>
          <table:table-cell/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string" calcext:value-type="string">
            <text:p>T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auschwarz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rotschwarz</text:p>
          </table:table-cell>
          <table:table-cell office:value-type="string" calcext:value-type="string">
            <text:p>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otschwarz</text:p>
          </table:table-cell>
          <table:table-cell/>
          <table:table-cell office:value-type="string" calcext:value-type="string">
            <text:p>rotschwarz</text:p>
          </table:table-cell>
          <table:table-cell table:number-columns-repeated="4"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0IV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graubeige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0V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0VI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llgrauschwarz</text:p>
          </table:table-cell>
          <table:table-cell/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0VII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eige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I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eige </text:p>
          </table:table-cell>
          <table:table-cell table:number-columns-repeated="2"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II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ötlich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III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ge </text:p>
          </table:table-cell>
          <table:table-cell/>
          <table:table-cell office:value-type="string" calcext:value-type="string">
            <text:p>beige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string" calcext:value-type="string">
            <text:p>WB Gr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IV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V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aunschwarz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V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office:value-type="string" calcext:value-type="string">
            <text:p>geloch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1VII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raunschwarz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IX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ige </text:p>
          </table:table-cell>
          <table:table-cell table:number-columns-repeated="2" office:value-type="string" calcext:value-type="string">
            <text:p>beige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string" calcext:value-type="string">
            <text:p>Kamm 1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K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2IV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chwarzbeige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amm WB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2V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+ 1 RS 123034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2II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chwarzorange</text:p>
          </table:table-cell>
          <table:table-cell table:number-columns-repeated="2" office:value-type="string" calcext:value-type="string">
            <text:p>beigeschwarz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2VII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GF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gehört zu Zchng. 41 XIV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GF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GF Kerb3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2VIII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chwärzlich</text:p>
          </table:table-cell>
          <table:table-cell table:number-columns-repeated="3"/>
          <table:table-cell office:value-type="string" calcext:value-type="string">
            <text:p>GF</text:p>
          </table:table-cell>
          <table:table-cell office:value-type="string" calcext:value-type="string">
            <text:p>Bobzi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2IX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schwarzbraun</text:p>
          </table:table-cell>
          <table:table-cell office:value-type="string" calcext:value-type="string">
            <text:p>grau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GF 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XIV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aubraun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XV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x 2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XVI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eige </text:p>
          </table:table-cell>
          <table:table-cell table:number-columns-repeated="2" office:value-type="string" calcext:value-type="string">
            <text:p>hellgrau</text:p>
          </table:table-cell>
          <table:table-cell/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Bobzi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1XVII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eige-schwarz</text:p>
          </table:table-cell>
          <table:table-cell office:value-type="string" calcext:value-type="string">
            <text:p>Orange-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2I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otschwarz</text:p>
          </table:table-cell>
          <table:table-cell office:value-type="string" calcext:value-type="string">
            <text:p>schwarzbraun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2II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15" calcext:value-type="float">
            <text:p>0,15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6" calcext:value-type="float">
            <text:p>123034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rangebeige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/>
          <table:table-cell office:value-type="string" calcext:value-type="string">
            <text:p>zu Zchng. 42V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schwarz</text:p>
          </table:table-cell>
          <table:table-cell office:value-type="string" calcext:value-type="string">
            <text:p>grau</text:p>
          </table:table-cell>
          <table:table-cell table:number-columns-repeated="3"/>
          <table:table-cell office:value-type="string" calcext:value-type="string">
            <text:p>Vipperow</text:p>
          </table:table-cell>
          <table:table-cell/>
          <table:table-cell office:value-type="string" calcext:value-type="string">
            <text:p>zu Zchng. 42II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346" calcext:value-type="float">
            <text:p>123034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au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4"/>
          <table:table-cell office:value-type="string" calcext:value-type="string">
            <text:p>T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2XIII</text:p>
          </table:table-cell>
          <table:table-cell office:value-type="float" office:value="1230050" calcext:value-type="float">
            <text:p>12300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Loch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050" calcext:value-type="float">
            <text:p>123005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range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table:number-columns-repeated="2"/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050" calcext:value-type="float">
            <text:p>12300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schwarz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050" calcext:value-type="float">
            <text:p>12300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ötlich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dunkelschwarz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I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chwarzbraun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II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schwarzbeige</text:p>
          </table:table-cell>
          <table:table-cell office:value-type="string" calcext:value-type="string">
            <text:p>gemischt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III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chwarzorange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IV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braunschwarz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V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VI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otscharz</text:p>
          </table:table-cell>
          <table:table-cell office:value-type="string" calcext:value-type="string">
            <text:p>braunschwarz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+ 1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3VII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5" calcext:value-type="float">
            <text:p>0,2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VIII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wero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IX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schwarzbeige</text:p>
          </table:table-cell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X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XI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XIV</text:p>
          </table:table-cell>
          <table:table-cell office:value-type="float" office:value="1230353" calcext:value-type="float">
            <text:p>123035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raunschwarz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197" calcext:value-type="float">
            <text:p>123019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197" calcext:value-type="float">
            <text:p>123019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orangegrau</text:p>
          </table:table-cell>
          <table:table-cell table:number-columns-repeated="2"/>
          <table:table-cell office:value-type="string" calcext:value-type="string">
            <text:p>GF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XII</text:p>
          </table:table-cell>
          <table:table-cell office:value-type="float" office:value="1230204" calcext:value-type="float">
            <text:p>123020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GF Kerb3</text:p>
          </table:table-cell>
          <table:table-cell/>
          <table:table-cell office:value-type="string" calcext:value-type="string">
            <text:p>K4-3</text:p>
          </table:table-cell>
          <table:table-cell office:value-type="string" calcext:value-type="string">
            <text:p>+ 1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4I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GF WB KL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II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gemischt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Trichterrand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III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beigegrau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GF Kerb3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IV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rau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orange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V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grau</text:p>
          </table:table-cell>
          <table:table-cell office:value-type="string" calcext:value-type="string">
            <text:p>orange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VI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beigegrau</text:p>
          </table:table-cell>
          <table:table-cell office:value-type="string" calcext:value-type="string">
            <text:p>gemischt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?</text:p>
          </table:table-cell>
          <table:table-cell office:value-type="string" calcext:value-type="string">
            <text:p>T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VIII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au</text:p>
          </table:table-cell>
          <table:table-cell table:number-columns-repeated="2" office:value-type="string" calcext:value-type="string">
            <text:p>orange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ragen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office:value-type="string" calcext:value-type="string">
            <text:p>joint zu 1 RS 123020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schwarz</text:p>
          </table:table-cell>
          <table:table-cell office:value-type="string" calcext:value-type="string">
            <text:p>braunschwarz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IX</text:p>
          </table:table-cell>
          <table:table-cell office:value-type="float" office:value="1230206" calcext:value-type="float">
            <text:p>12302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beigeoran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X</text:p>
          </table:table-cell>
          <table:table-cell office:value-type="float" office:value="1230206" calcext:value-type="float">
            <text:p>12302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braun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XI</text:p>
          </table:table-cell>
          <table:table-cell office:value-type="float" office:value="1230206" calcext:value-type="float">
            <text:p>123020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rosa 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dunke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?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206" calcext:value-type="float">
            <text:p>12302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206" calcext:value-type="float">
            <text:p>12302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braun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XIII</text:p>
          </table:table-cell>
          <table:table-cell office:value-type="float" office:value="1230207" calcext:value-type="float">
            <text:p>123020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orangegrau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207" calcext:value-type="float">
            <text:p>12302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207" calcext:value-type="float">
            <text:p>12302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Kragenrand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XV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XVI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unkelgraurötlich</text:p>
          </table:table-cell>
          <table:table-cell table:number-columns-repeated="2"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5II</text:p>
          </table:table-cell>
          <table:table-cell office:value-type="float" office:value="1230386" calcext:value-type="float">
            <text:p>123038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braungrau</text:p>
          </table:table-cell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Sukow/Feldber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5VI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6</text:p>
          </table:table-cell>
          <table:table-cell office:value-type="string" calcext:value-type="string">
            <text:p>+ 1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5VIII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5X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beige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83" calcext:value-type="float">
            <text:p>123038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schwarz</text:p>
          </table:table-cell>
          <table:table-cell office:value-type="string" calcext:value-type="string">
            <text:p>schwarz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83" calcext:value-type="float">
            <text:p>123038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5XII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Teterow</text:p>
          </table:table-cell>
          <table:table-cell/>
          <table:table-cell office:value-type="string" calcext:value-type="string">
            <text:p>joint zu 123038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5XII</text:p>
          </table:table-cell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chwarzorange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ornge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5XIII</text:p>
          </table:table-cell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 KL Kerb3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5XIV</text:p>
          </table:table-cell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llf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Fischgrät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5XV</text:p>
          </table:table-cell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string" calcext:value-type="string">
            <text:p>beigegelb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DeckelmarkeBobzi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orangegrau</text:p>
          </table:table-cell>
          <table:table-cell table:number-columns-repeated="2"/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6II</text:p>
          </table:table-cell>
          <table:table-cell office:value-type="float" office:value="1230316" calcext:value-type="float">
            <text:p>12303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joint mit 123031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6V</text:p>
          </table:table-cell>
          <table:table-cell office:value-type="float" office:value="1230316" calcext:value-type="float">
            <text:p>12303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GF Kerb3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6VI</text:p>
          </table:table-cell>
          <table:table-cell office:value-type="float" office:value="1230316" calcext:value-type="float">
            <text:p>123031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16" calcext:value-type="float">
            <text:p>123031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range</text:p>
          </table:table-cell>
          <table:table-cell office:value-type="string" calcext:value-type="string">
            <text:p>or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16" calcext:value-type="float">
            <text:p>1230316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19" calcext:value-type="float">
            <text:p>12303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eschwärzt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geschwärztorange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19" calcext:value-type="float">
            <text:p>12303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6III</text:p>
          </table:table-cell>
          <table:table-cell office:value-type="float" office:value="1230318" calcext:value-type="float">
            <text:p>12303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joint mit 123031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6II</text:p>
          </table:table-cell>
          <table:table-cell office:value-type="float" office:value="1230318" calcext:value-type="float">
            <text:p>123031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number-columns-repeated="8"/>
          <table:table-cell office:value-type="string" calcext:value-type="string">
            <text:p>joint mit 123031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6IV</text:p>
          </table:table-cell>
          <table:table-cell office:value-type="float" office:value="1230318" calcext:value-type="float">
            <text:p>123031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beigeschwarz</text:p>
          </table:table-cell>
          <table:table-cell table:number-columns-repeated="2" office:value-type="string" calcext:value-type="string">
            <text:p>beige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18" calcext:value-type="float">
            <text:p>12303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6III</text:p>
          </table:table-cell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office:value-type="string" calcext:value-type="string">
            <text:p>Vipperow</text:p>
          </table:table-cell>
          <table:table-cell/>
          <table:table-cell office:value-type="string" calcext:value-type="string">
            <text:p>joint mit 123031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6VIII</text:p>
          </table:table-cell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17" calcext:value-type="float">
            <text:p>1230317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GF</text:p>
          </table:table-cell>
          <table:table-cell office:value-type="string" calcext:value-type="string">
            <text:p>Garz</text:p>
          </table:table-cell>
          <table:table-cell office:value-type="string" calcext:value-type="string">
            <text:p>G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beigegeschwärzt</text:p>
          </table:table-cell>
          <table:table-cell office:value-type="string" calcext:value-type="string">
            <text:p>orange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opf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10</text:p>
          </table:table-cell>
          <table:table-cell table:number-columns-repeated="5"/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Schale?</text:p>
          </table:table-cell>
          <table:table-cell/>
          <table:table-cell office:value-type="string" calcext:value-type="string">
            <text:p>G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6IX</text:p>
          </table:table-cell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joint mit 123031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7III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chwarzbraun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7IV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ötlich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ragenrand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7V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beigeschwarz</text:p>
          </table:table-cell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7VI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beige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schärzt</text:p>
          </table:table-cell>
          <table:table-cell office:value-type="string" calcext:value-type="string">
            <text:p>geschwärzt</text:p>
          </table:table-cell>
          <table:table-cell office:value-type="string" calcext:value-type="string">
            <text:p>geschwärztorange</text:p>
          </table:table-cell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89" calcext:value-type="float">
            <text:p>12304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96" calcext:value-type="float">
            <text:p>12304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7IX</text:p>
          </table:table-cell>
          <table:table-cell office:value-type="float" office:value="1230320" calcext:value-type="float">
            <text:p>12303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table:number-columns-repeated="2" office:value-type="string" calcext:value-type="string">
            <text:p>graubraun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K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7X</text:p>
          </table:table-cell>
          <table:table-cell office:value-type="float" office:value="1230320" calcext:value-type="float">
            <text:p>12303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/>
          <table:table-cell table:style-name="Default"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20" calcext:value-type="float">
            <text:p>12303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orange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20" calcext:value-type="float">
            <text:p>123032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table:number-columns-repeated="4"/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20" calcext:value-type="float">
            <text:p>123032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20" calcext:value-type="float">
            <text:p>12303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schwarz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67XI</text:p>
          </table:table-cell>
          <table:table-cell office:value-type="float" office:value="1230487" calcext:value-type="float">
            <text:p>123048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chwarz</text:p>
          </table:table-cell>
          <table:table-cell office:value-type="string" calcext:value-type="string">
            <text:p>dunkel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WB KL x 2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8VII</text:p>
          </table:table-cell>
          <table:table-cell office:value-type="float" office:value="1230482" calcext:value-type="float">
            <text:p>123048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8VIII</text:p>
          </table:table-cell>
          <table:table-cell office:value-type="float" office:value="1230482" calcext:value-type="float">
            <text:p>123048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beigeschwarz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5XIII</text:p>
          </table:table-cell>
          <table:table-cell office:value-type="float" office:value="1230446" calcext:value-type="float">
            <text:p>12304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raun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5XIV</text:p>
          </table:table-cell>
          <table:table-cell office:value-type="float" office:value="1230446" calcext:value-type="float">
            <text:p>12304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grau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46" calcext:value-type="float">
            <text:p>12304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fgrau</text:p>
          </table:table-cell>
          <table:table-cell/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7XII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Knickrandscha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47XIII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rangebei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8I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unkelbraunschwarz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8III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Näpfche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48IV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rangeschwarz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8VII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90" calcext:value-type="float">
            <text:p>1230390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napfarti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48X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8XII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eschwärzt</text:p>
          </table:table-cell>
          <table:table-cell table:number-columns-repeated="5"/>
          <table:table-cell office:value-type="string" calcext:value-type="string">
            <text:p>Bobzi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42" calcext:value-type="float">
            <text:p>123044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5II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graubraun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5III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2</text:p>
          </table:table-cell>
          <table:table-cell office:value-type="string" calcext:value-type="string">
            <text:p>schwarzbeige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dunke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8XIII</text:p>
          </table:table-cell>
          <table:table-cell office:value-type="float" office:value="1230484" calcext:value-type="float">
            <text:p>12304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9II</text:p>
          </table:table-cell>
          <table:table-cell office:value-type="float" office:value="1230484" calcext:value-type="float">
            <text:p>12304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-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84" calcext:value-type="float">
            <text:p>12304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schwarz</text:p>
          </table:table-cell>
          <table:table-cell office:value-type="string" calcext:value-type="string">
            <text:p>schwarz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84" calcext:value-type="float">
            <text:p>123048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raunschwarz</text:p>
          </table:table-cell>
          <table:table-cell office:value-type="string" calcext:value-type="string">
            <text:p>braun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84" calcext:value-type="float">
            <text:p>123048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beigerot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9III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9IV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3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0I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0II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braungrau</text:p>
          </table:table-cell>
          <table:table-cell office:value-type="string" calcext:value-type="string">
            <text:p>schwarz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0III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rangebraun</text:p>
          </table:table-cell>
          <table:table-cell office:value-type="string" calcext:value-type="string">
            <text:p>orangeschwar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3 x 2</text:p>
          </table:table-cell>
          <table:table-cell office:value-type="string" calcext:value-type="string">
            <text:p>Bobzi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0V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braun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0VI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string" calcext:value-type="string">
            <text:p>orange</text:p>
          </table:table-cell>
          <table:table-cell/>
          <table:table-cell office:value-type="float" office:value="0.1" calcext:value-type="float">
            <text:p>0,1</text:p>
          </table:table-cell>
          <table:table-cell table:number-columns-repeated="2"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chwarzorange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40" calcext:value-type="float">
            <text:p>12304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40" calcext:value-type="float">
            <text:p>123044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40" calcext:value-type="float">
            <text:p>123044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0VII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50VIII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raunschwarz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0X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rau</text:p>
          </table:table-cell>
          <table:table-cell office:value-type="string" calcext:value-type="string">
            <text:p>rotgrau</text:p>
          </table:table-cell>
          <table:table-cell office:value-type="string" calcext:value-type="string">
            <text:p>hellgrau</text:p>
          </table:table-cell>
          <table:table-cell table:number-columns-repeated="3"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hellgrau</text:p>
          </table:table-cell>
          <table:table-cell table:number-columns-repeated="4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raunschwarz</text:p>
          </table:table-cell>
          <table:table-cell office:value-type="string" calcext:value-type="string">
            <text:p>rotschwarz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1" calcext:value-type="float">
            <text:p>0,1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0XIII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beigeschwarz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0XIV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beige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HG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1I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i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+ 1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1II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eige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1III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orange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2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1IV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aubraun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1V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1VIII</text:p>
          </table:table-cell>
          <table:table-cell office:value-type="float" office:value="1230424" calcext:value-type="float">
            <text:p>12304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/>
          <table:table-cell office:value-type="string" calcext:value-type="string">
            <text:p>T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1IX</text:p>
          </table:table-cell>
          <table:table-cell office:value-type="float" office:value="1230424" calcext:value-type="float">
            <text:p>12304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1X</text:p>
          </table:table-cell>
          <table:table-cell office:value-type="float" office:value="1230424" calcext:value-type="float">
            <text:p>12304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eschwärzt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5II</text:p>
          </table:table-cell>
          <table:table-cell office:value-type="float" office:value="1230194" calcext:value-type="float">
            <text:p>123019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rauschwarz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Kerb1-3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194" calcext:value-type="float">
            <text:p>12301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string" calcext:value-type="string">
            <text:p>beige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ornge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1XI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 table:number-columns-repeated="3" office:value-type="string" calcext:value-type="string">
            <text:p>orange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2I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raunorange</text:p>
          </table:table-cell>
          <table:table-cell office:value-type="string" calcext:value-type="string">
            <text:p>dunkelgraubraun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2II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2III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2IV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beigeschwarz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1-T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orange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2VIII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latt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Garz/Bobzi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braunbei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abgesetzter Hals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2IX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rangedunkelgrau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2X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unkelgrauorange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orange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3I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3II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hwarzbraun</text:p>
          </table:table-cell>
          <table:table-cell office:value-type="string" calcext:value-type="string">
            <text:p>braunschwarz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3III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raubraunorange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75" calcext:value-type="float">
            <text:p>123047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beigeschwarz</text:p>
          </table:table-cell>
          <table:table-cell office:value-type="string" calcext:value-type="string">
            <text:p>beige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3V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range</text:p>
          </table:table-cell>
          <table:table-cell office:value-type="string" calcext:value-type="string">
            <text:p>grauglatt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4I</text:p>
          </table:table-cell>
          <table:table-cell office:value-type="float" office:value="1230415" calcext:value-type="float">
            <text:p>12304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grau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15" calcext:value-type="float">
            <text:p>12304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ubeige</text:p>
          </table:table-cell>
          <table:table-cell table:number-columns-repeated="2"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4II</text:p>
          </table:table-cell>
          <table:table-cell office:value-type="float" office:value="1230415" calcext:value-type="float">
            <text:p>12304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beige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4III</text:p>
          </table:table-cell>
          <table:table-cell office:value-type="float" office:value="1230415" calcext:value-type="float">
            <text:p>12304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orangebei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5VIII</text:p>
          </table:table-cell>
          <table:table-cell office:value-type="float" office:value="1230480" calcext:value-type="float">
            <text:p>12304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3VI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aunschwarz</text:p>
          </table:table-cell>
          <table:table-cell office:value-type="string" calcext:value-type="string">
            <text:p>orange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Kerb2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3VII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eigedunkel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3VIII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4V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4VI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schwarz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4VII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chwarzorange</text:p>
          </table:table-cell>
          <table:table-cell office:value-type="string" calcext:value-type="string">
            <text:p>dunkelgrauorange</text:p>
          </table:table-cell>
          <table:table-cell office:value-type="string" calcext:value-type="string">
            <text:p>hellgru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4VIII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rangebraun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2-T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4IX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oranggrau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Fischgrät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4XI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latt</text:p>
          </table:table-cell>
          <table:table-cell table:number-columns-repeated="4"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raunschwarz</text:p>
          </table:table-cell>
          <table:table-cell office:value-type="string" calcext:value-type="string">
            <text:p>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orange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orange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orange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dunke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/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4XII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5V</text:p>
          </table:table-cell>
          <table:table-cell office:value-type="float" office:value="1230450" calcext:value-type="float">
            <text:p>12304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hellgrau</text:p>
          </table:table-cell>
          <table:table-cell/>
          <table:table-cell office:value-type="float" office:value="0.1" calcext:value-type="float">
            <text:p>0,1</text:p>
          </table:table-cell>
          <table:table-cell table:number-columns-repeated="2"/>
          <table:table-cell office:value-type="string" calcext:value-type="string">
            <text:p>T1</text:p>
          </table:table-cell>
          <table:table-cell office:value-type="string" calcext:value-type="string">
            <text:p>sehr dünnwani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5VII</text:p>
          </table:table-cell>
          <table:table-cell office:value-type="float" office:value="1230450" calcext:value-type="float">
            <text:p>12304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orangebeige</text:p>
          </table:table-cell>
          <table:table-cell office:value-type="string" calcext:value-type="string">
            <text:p>orange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5X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K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5XI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unkelbraunschwarz</text:p>
          </table:table-cell>
          <table:table-cell office:value-type="string" calcext:value-type="string">
            <text:p>braunschwarz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T14</text:p>
          </table:table-cell>
          <table:table-cell office:value-type="string" calcext:value-type="string">
            <text:p>+ 1 WS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au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5I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blasig überbran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5II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4</text:p>
          </table:table-cell>
          <table:table-cell office:value-type="string" calcext:value-type="string">
            <text:p>+ 1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5III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4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+ 2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5IV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F graubeige</text:p>
          </table:table-cell>
          <table:table-cell office:value-type="string" calcext:value-type="string">
            <text:p>schwarz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6I</text:p>
          </table:table-cell>
          <table:table-cell office:value-type="float" office:value="1230431" calcext:value-type="float">
            <text:p>12304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6II</text:p>
          </table:table-cell>
          <table:table-cell office:value-type="float" office:value="1230432" calcext:value-type="float">
            <text:p>123043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dunkelbraunschwarz</text:p>
          </table:table-cell>
          <table:table-cell office:value-type="string" calcext:value-type="string">
            <text:p>dunkelbraun</text:p>
          </table:table-cell>
          <table:table-cell office:value-type="string" calcext:value-type="string">
            <text:p>schwarz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Unverziert</text:p>
          </table:table-cell>
          <table:table-cell office:value-type="string" calcext:value-type="string">
            <text:p>Sukow/Feldber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6III</text:p>
          </table:table-cell>
          <table:table-cell office:value-type="float" office:value="1230433" calcext:value-type="float">
            <text:p>12304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rangegelblich</text:p>
          </table:table-cell>
          <table:table-cell office:value-type="string" calcext:value-type="string">
            <text:p>orangegraugelb</text:p>
          </table:table-cell>
          <table:table-cell office:value-type="string" calcext:value-type="string">
            <text:p>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Feldberg</text:p>
          </table:table-cell>
          <table:table-cell/>
          <table:table-cell office:value-type="string" calcext:value-type="string">
            <text:p>+ 8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6IV</text:p>
          </table:table-cell>
          <table:table-cell office:value-type="float" office:value="1230433" calcext:value-type="float">
            <text:p>123043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unkelbraunschwarz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Sukow</text:p>
          </table:table-cell>
          <table:table-cell/>
          <table:table-cell office:value-type="string" calcext:value-type="string">
            <text:p>+ 4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6VII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rauschwarz</text:p>
          </table:table-cell>
          <table:table-cell office:value-type="string" calcext:value-type="string">
            <text:p>rRuß Schwarz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6VIII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6IX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gegeschwärzt</text:p>
          </table:table-cell>
          <table:table-cell office:value-type="string" calcext:value-type="string">
            <text:p>orangedunkelgrau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1-3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6X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graubraun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?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6XI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bigegrau</text:p>
          </table:table-cell>
          <table:table-cell office:value-type="string" calcext:value-type="string">
            <text:p>dunke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6XII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+ 2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6XIII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raubraun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office:value-type="string" calcext:value-type="string">
            <text:p>+ 1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6XIV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rangebeige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Bobzin Deckel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7I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orange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7II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au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Bobzin/Garz?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7VI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ige-grau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dunkle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1-3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7VII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eige-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1-3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7VIII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raunorange</text:p>
          </table:table-cell>
          <table:table-cell office:value-type="string" calcext:value-type="string">
            <text:p>Braun-grau</text:p>
          </table:table-cell>
          <table:table-cell office:value-type="string" calcext:value-type="string">
            <text:p>bläulich</text:p>
          </table:table-cell>
          <table:table-cell office:value-type="float" office:value="0.25" calcext:value-type="float">
            <text:p>0,2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7IX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2</text:p>
          </table:table-cell>
          <table:table-cell/>
          <table:table-cell office:value-type="string" calcext:value-type="string">
            <text:p>T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7X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7XI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7XII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-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7XIII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ige GF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7XV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F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.25" calcext:value-type="float">
            <text:p>0,25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string" calcext:value-type="string">
            <text:p>Sukow/Feldberg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26" calcext:value-type="float">
            <text:p>12304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ötlichgrau</text:p>
          </table:table-cell>
          <table:table-cell office:value-type="string" calcext:value-type="string">
            <text:p>schwarz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keine GF</text:p>
          </table:table-cell>
          <table:table-cell/>
          <table:table-cell office:value-type="string" calcext:value-type="string">
            <text:p>G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26" calcext:value-type="float">
            <text:p>12304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ötlichgrau</text:p>
          </table:table-cell>
          <table:table-cell office:value-type="string" calcext:value-type="string">
            <text:p>schwarzor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keine GF</text:p>
          </table:table-cell>
          <table:table-cell/>
          <table:table-cell office:value-type="string" calcext:value-type="string">
            <text:p>G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00" calcext:value-type="float">
            <text:p>123040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00" calcext:value-type="float">
            <text:p>12304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Bobzin</text:p>
          </table:table-cell>
          <table:table-cell office:value-type="string" calcext:value-type="string">
            <text:p>Wie 1230,402</text:p>
          </table:table-cell>
          <table:table-cell office:value-type="string" calcext:value-type="string">
            <text:p>wie Zchng. 61IV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400" calcext:value-type="float">
            <text:p>12304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aundunkelgrau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1X</text:p>
          </table:table-cell>
          <table:table-cell office:value-type="float" office:value="1230396" calcext:value-type="float">
            <text:p>12303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1XI</text:p>
          </table:table-cell>
          <table:table-cell office:value-type="float" office:value="1230396" calcext:value-type="float">
            <text:p>12303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1IX</text:p>
          </table:table-cell>
          <table:table-cell office:value-type="float" office:value="1230396" calcext:value-type="float">
            <text:p>12303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Orange-dunkelgrau</text:p>
          </table:table-cell>
          <table:table-cell office:value-type="string" calcext:value-type="string">
            <text:p>dunke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1XIII</text:p>
          </table:table-cell>
          <table:table-cell office:value-type="float" office:value="1230396" calcext:value-type="float">
            <text:p>123039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 Steilhals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96" calcext:value-type="float">
            <text:p>123039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Orange-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office:value-type="string" calcext:value-type="string">
            <text:p>wie Zchng. 60XII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396" calcext:value-type="float">
            <text:p>12303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Orange-grau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ie Zchng. 60VIII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396" calcext:value-type="float">
            <text:p>12303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ie Zchng. 60VIII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396" calcext:value-type="float">
            <text:p>12303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Steilhals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1XV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beigeoran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Steilhals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orangeschwarz</text:p>
          </table:table-cell>
          <table:table-cell office:value-type="string" calcext:value-type="string">
            <text:p>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wie Zchng. 61X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1XIV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string" calcext:value-type="string">
            <text:p>beigegrau</text:p>
          </table:table-cell>
          <table:table-cell table:number-columns-repeated="2" office:value-type="string" calcext:value-type="string">
            <text:p>dunke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1XIII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rangedunklegrau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98" calcext:value-type="float">
            <text:p>123039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rau-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office:value-type="string" calcext:value-type="string">
            <text:p>wie Zchng. 60XII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im Umbruch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braun</text:p>
          </table:table-cell>
          <table:table-cell office:value-type="string" calcext:value-type="string">
            <text:p>braunschwarz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dunkel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0VIII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chwarzbeige</text:p>
          </table:table-cell>
          <table:table-cell office:value-type="string" calcext:value-type="string">
            <text:p>dunklegrau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0X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orangedunklegrau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0VII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auschwarz</text:p>
          </table:table-cell>
          <table:table-cell office:value-type="string" calcext:value-type="string">
            <text:p>orangebei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Fischgrät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0IX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orangebeige</text:p>
          </table:table-cell>
          <table:table-cell office:value-type="string" calcext:value-type="string">
            <text:p>orange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 öddelig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0XI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0XII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02" calcext:value-type="float">
            <text:p>12304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-K4</text:p>
          </table:table-cell>
          <table:table-cell office:value-type="string" calcext:value-type="string">
            <text:p>+ 2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1I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/>
          <table:table-cell office:value-type="string" calcext:value-type="string">
            <text:p>T1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02" calcext:value-type="float">
            <text:p>12304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grau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orangegrau</text:p>
          </table:table-cell>
          <table:table-cell office:value-type="string" calcext:value-type="string">
            <text:p>rot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1II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orange GF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1III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rangegrau GF</text:p>
          </table:table-cell>
          <table:table-cell office:value-type="string" calcext:value-type="string">
            <text:p>schwarz GF</text:p>
          </table:table-cell>
          <table:table-cell office:value-type="string" calcext:value-type="string">
            <text:p>orange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1IV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elblich</text:p>
          </table:table-cell>
          <table:table-cell table:number-columns-repeated="2"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Bobzi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02" calcext:value-type="float">
            <text:p>12304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schwarz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8XVI</text:p>
          </table:table-cell>
          <table:table-cell office:value-type="float" office:value="1230411" calcext:value-type="float">
            <text:p>12304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orangebraun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11" calcext:value-type="float">
            <text:p>12304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orangebraun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GF direkt unter dem Rand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11" calcext:value-type="float">
            <text:p>12304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GF direkt unter Rand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11" calcext:value-type="float">
            <text:p>12304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orangegrau</text:p>
          </table:table-cell>
          <table:table-cell office:value-type="string" calcext:value-type="string">
            <text:p>dunke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11" calcext:value-type="float">
            <text:p>12304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orange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0I</text:p>
          </table:table-cell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-T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0II</text:p>
          </table:table-cell>
          <table:table-cell office:value-type="float" office:value="1230435" calcext:value-type="float">
            <text:p>123043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orangeschwarz</text:p>
          </table:table-cell>
          <table:table-cell office:value-type="string" calcext:value-type="string">
            <text:p>dunke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T1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0V</text:p>
          </table:table-cell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dunke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0VIII</text:p>
          </table:table-cell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iegeschwarz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Kerb2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35" calcext:value-type="float">
            <text:p>12304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orangebeige</text:p>
          </table:table-cell>
          <table:table-cell office:value-type="string" calcext:value-type="string">
            <text:p>orange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8IX</text:p>
          </table:table-cell>
          <table:table-cell office:value-type="float" office:value="1230436" calcext:value-type="float">
            <text:p>123043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beigeorange</text:p>
          </table:table-cell>
          <table:table-cell office:value-type="string" calcext:value-type="string">
            <text:p>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8X</text:p>
          </table:table-cell>
          <table:table-cell office:value-type="float" office:value="1230436" calcext:value-type="float">
            <text:p>12304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grau</text:p>
          </table:table-cell>
          <table:table-cell office:value-type="string" calcext:value-type="string">
            <text:p>dunke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8XII</text:p>
          </table:table-cell>
          <table:table-cell office:value-type="float" office:value="1230436" calcext:value-type="float">
            <text:p>123043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dunkle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8XIII</text:p>
          </table:table-cell>
          <table:table-cell office:value-type="float" office:value="1230436" calcext:value-type="float">
            <text:p>123043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hwarz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dunke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T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8XI</text:p>
          </table:table-cell>
          <table:table-cell office:value-type="float" office:value="1230436" calcext:value-type="float">
            <text:p>123043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chwarz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orange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3-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36" calcext:value-type="float">
            <text:p>12304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auorange</text:p>
          </table:table-cell>
          <table:table-cell office:value-type="string" calcext:value-type="string">
            <text:p>braun</text:p>
          </table:table-cell>
          <table:table-cell/>
          <table:table-cell office:value-type="float" office:value="0.15" calcext:value-type="float">
            <text:p>0,15</text:p>
          </table:table-cell>
          <table:table-cell table:number-columns-repeated="3"/>
          <table:table-cell office:value-type="string" calcext:value-type="string">
            <text:p>T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9VI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beige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9VII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rangebraun</text:p>
          </table:table-cell>
          <table:table-cell office:value-type="string" calcext:value-type="string">
            <text:p>schwarzorang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/Tet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+ 3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9VIII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biege</text:p>
          </table:table-cell>
          <table:table-cell office:value-type="string" calcext:value-type="string">
            <text:p>dunkle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9X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ohne GF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9XI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ellbeige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hellg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63" calcext:value-type="float">
            <text:p>123046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orangebraun</text:p>
          </table:table-cell>
          <table:table-cell office:value-type="string" calcext:value-type="string">
            <text:p>orange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beige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Fischgrät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schwarz</text:p>
          </table:table-cell>
          <table:table-cell office:value-type="string" calcext:value-type="string">
            <text:p>dunke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Steilhals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orangehelllgrau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(Steilhals)</text:p>
          </table:table-cell>
          <table:table-cell office:value-type="string" calcext:value-type="string">
            <text:p>Vip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rangehell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Teterow/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7XVI</text:p>
          </table:table-cell>
          <table:table-cell office:value-type="float" office:value="1230469" calcext:value-type="float">
            <text:p>123046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9I</text:p>
          </table:table-cell>
          <table:table-cell office:value-type="float" office:value="1230427" calcext:value-type="float">
            <text:p>12304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raunlila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9II</text:p>
          </table:table-cell>
          <table:table-cell office:value-type="float" office:value="1230427" calcext:value-type="float">
            <text:p>123042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9III</text:p>
          </table:table-cell>
          <table:table-cell office:value-type="float" office:value="1230427" calcext:value-type="float">
            <text:p>12304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9V</text:p>
          </table:table-cell>
          <table:table-cell office:value-type="float" office:value="1230427" calcext:value-type="float">
            <text:p>12304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auorange</text:p>
          </table:table-cell>
          <table:table-cell table:number-columns-repeated="2"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27" calcext:value-type="float">
            <text:p>12304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+ 1WS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427" calcext:value-type="float">
            <text:p>123042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27" calcext:value-type="float">
            <text:p>123042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orange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8VII</text:p>
          </table:table-cell>
          <table:table-cell office:value-type="float" office:value="1230406" calcext:value-type="float">
            <text:p>123040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eigelila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Steilhals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8VI</text:p>
          </table:table-cell>
          <table:table-cell office:value-type="float" office:value="1230406" calcext:value-type="float">
            <text:p>12304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rangebeige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</text:p>
          </table:table-cell>
          <table:table-cell/>
          <table:table-cell office:value-type="string" calcext:value-type="string">
            <text:p>T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8VIII</text:p>
          </table:table-cell>
          <table:table-cell office:value-type="float" office:value="1230406" calcext:value-type="float">
            <text:p>12304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chwärzlich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06" calcext:value-type="float">
            <text:p>12304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06" calcext:value-type="float">
            <text:p>12304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15" calcext:value-type="float">
            <text:p>0,1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06" calcext:value-type="float">
            <text:p>12304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rrod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3V</text:p>
          </table:table-cell>
          <table:table-cell office:value-type="float" office:value="1230447" calcext:value-type="float">
            <text:p>123044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orange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2</text:p>
          </table:table-cell>
          <table:table-cell office:value-type="string" calcext:value-type="string">
            <text:p>Bobzin</text:p>
          </table:table-cell>
          <table:table-cell/>
          <table:table-cell office:value-type="string" calcext:value-type="string">
            <text:p>+ 1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3VI</text:p>
          </table:table-cell>
          <table:table-cell office:value-type="float" office:value="1230447" calcext:value-type="float">
            <text:p>123044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3XI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raunorange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3XII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3XIII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orange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Kerb2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4I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hellgrau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 GR kerb2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4II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rangedunkel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Kerb1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92" calcext:value-type="float">
            <text:p>12303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4IV</text:p>
          </table:table-cell>
          <table:table-cell office:value-type="float" office:value="1230" calcext:value-type="float">
            <text:p>12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gelglasiert</text:p>
          </table:table-cell>
          <table:table-cell office:value-type="string" calcext:value-type="string">
            <text:p>rot</text:p>
          </table:table-cell>
          <table:table-cell/>
          <table:table-cell office:value-type="float" office:value="0.02" calcext:value-type="float">
            <text:p>0,02</text:p>
          </table:table-cell>
          <table:table-cell office:value-type="string" calcext:value-type="string">
            <text:p>iW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62IX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eige-orangegrau</text:p>
          </table:table-cell>
          <table:table-cell office:value-type="string" calcext:value-type="string">
            <text:p>Orange-schwarz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2X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au shwarz grau-schwarz</text:p>
          </table:table-cell>
          <table:table-cell/>
          <table:table-cell office:value-type="string" calcext:value-type="string">
            <text:p>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WB KL 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2XII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5" calcext:value-type="float">
            <text:p>0,3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2XI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2XIII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Beige-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3I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Rosa-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3II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rosa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3III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93" calcext:value-type="float">
            <text:p>123049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Schwarz-grau-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+ 3WS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Hohlkehle</text:p>
          </table:table-cell>
          <table:table-cell/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7I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range-schwarz</text:p>
          </table:table-cell>
          <table:table-cell office:value-type="string" calcext:value-type="string">
            <text:p>Grau-schwarz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-T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7II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ige-grau</text:p>
          </table:table-cell>
          <table:table-cell office:value-type="string" calcext:value-type="string">
            <text:p>Dunkelgrau-beige</text:p>
          </table:table-cell>
          <table:table-cell office:value-type="string" calcext:value-type="string">
            <text:p>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7III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7IV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ige-orange</text:p>
          </table:table-cell>
          <table:table-cell table:number-columns-repeated="2" office:value-type="string" calcext:value-type="string">
            <text:p>orange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Orange-grau</text:p>
          </table:table-cell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office:value-type="string" calcext:value-type="string">
            <text:p>+ 1 RS na/n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7V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HGW?</text:p>
          </table:table-cell>
          <table:table-cell office:value-type="string" calcext:value-type="string">
            <text:p>K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7VII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Orange-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5" calcext:value-type="float">
            <text:p>0,35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7X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Orange-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7XI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chwarz-dunkelgrau</text:p>
          </table:table-cell>
          <table:table-cell office:value-type="string" calcext:value-type="string">
            <text:p>Orange-schwarz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7XII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GF</text:p>
          </table:table-cell>
          <table:table-cell table:number-columns-repeated="3"/>
          <table:table-cell office:value-type="string" calcext:value-type="string">
            <text:p>geschwärzt</text:p>
          </table:table-cell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F</text:p>
          </table:table-cell>
          <table:table-cell table:number-columns-repeated="4"/>
          <table:table-cell office:value-type="string" calcext:value-type="string">
            <text:p>Garz</text:p>
          </table:table-cell>
          <table:table-cell office:value-type="string" calcext:value-type="string">
            <text:p>G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range-grau</text:p>
          </table:table-cell>
          <table:table-cell table:number-columns-repeated="2" office:value-type="string" calcext:value-type="string">
            <text:p>orange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2III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unkelbraun-dunkelgrau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dunke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2IV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Beige-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2V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4VIII</text:p>
          </table:table-cell>
          <table:table-cell office:value-type="float" office:value="1230476" calcext:value-type="float">
            <text:p>12304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dunke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4IX</text:p>
          </table:table-cell>
          <table:table-cell office:value-type="float" office:value="1230476" calcext:value-type="float">
            <text:p>12304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schwarz</text:p>
          </table:table-cell>
          <table:table-cell office:value-type="string" calcext:value-type="string">
            <text:p>dunke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3VIII</text:p>
          </table:table-cell>
          <table:table-cell office:value-type="float" office:value="1230434" calcext:value-type="float">
            <text:p>123043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orange/schwarz</text:p>
          </table:table-cell>
          <table:table-cell office:value-type="string" calcext:value-type="string">
            <text:p>dunke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Kugeltopf?</text:p>
          </table:table-cell>
          <table:table-cell office:value-type="string" calcext:value-type="string">
            <text:p>K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3IX</text:p>
          </table:table-cell>
          <table:table-cell office:value-type="float" office:value="1230434" calcext:value-type="float">
            <text:p>12304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unelgrau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34" calcext:value-type="float">
            <text:p>12304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49" calcext:value-type="float">
            <text:p>12304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49" calcext:value-type="float">
            <text:p>12304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Orange-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8I</text:p>
          </table:table-cell>
          <table:table-cell office:value-type="float" office:value="1230405" calcext:value-type="float">
            <text:p>123040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8II</text:p>
          </table:table-cell>
          <table:table-cell office:value-type="float" office:value="1230405" calcext:value-type="float">
            <text:p>123040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+ 2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4I</text:p>
          </table:table-cell>
          <table:table-cell office:value-type="float" office:value="1230452" calcext:value-type="float">
            <text:p>12304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unkelgrau-braun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Bobzin?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64VI</text:p>
          </table:table-cell>
          <table:table-cell office:value-type="float" office:value="1230452" calcext:value-type="float">
            <text:p>12304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dunkel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K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52" calcext:value-type="float">
            <text:p>1230452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4VII</text:p>
          </table:table-cell>
          <table:table-cell office:value-type="float" office:value="1230452" calcext:value-type="float">
            <text:p>123045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2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6I</text:p>
          </table:table-cell>
          <table:table-cell office:value-type="float" office:value="1230473" calcext:value-type="float">
            <text:p>12304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Beige-orange</text:p>
          </table:table-cell>
          <table:table-cell office:value-type="string" calcext:value-type="string">
            <text:p>orange</text:p>
          </table:table-cell>
          <table:table-cell office:value-type="float" office:value="0.25" calcext:value-type="float">
            <text:p>0,2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6II</text:p>
          </table:table-cell>
          <table:table-cell office:value-type="float" office:value="1230473" calcext:value-type="float">
            <text:p>123047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Orange-beige</text:p>
          </table:table-cell>
          <table:table-cell office:value-type="string" calcext:value-type="string">
            <text:p>hellgrau</text:p>
          </table:table-cell>
          <table:table-cell office:value-type="float" office:value="0.25" calcext:value-type="float">
            <text:p>0,2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473" calcext:value-type="float">
            <text:p>12304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6III</text:p>
          </table:table-cell>
          <table:table-cell office:value-type="float" office:value="1230473" calcext:value-type="float">
            <text:p>12304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dunkel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Steilrand WB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73" calcext:value-type="float">
            <text:p>123047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1</text:p>
          </table:table-cell>
          <table:table-cell table:number-columns-repeated="5"/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6V</text:p>
          </table:table-cell>
          <table:table-cell office:value-type="float" office:value="1230454" calcext:value-type="float">
            <text:p>123045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beigedunkel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6VI</text:p>
          </table:table-cell>
          <table:table-cell office:value-type="float" office:value="1230454" calcext:value-type="float">
            <text:p>123045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6VII</text:p>
          </table:table-cell>
          <table:table-cell office:value-type="float" office:value="1230454" calcext:value-type="float">
            <text:p>123045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range-schwarz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Kerb5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6VIII</text:p>
          </table:table-cell>
          <table:table-cell office:value-type="float" office:value="1230454" calcext:value-type="float">
            <text:p>123045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range-schwarz</text:p>
          </table:table-cell>
          <table:table-cell office:value-type="string" calcext:value-type="string">
            <text:p>Beige-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6IX</text:p>
          </table:table-cell>
          <table:table-cell office:value-type="float" office:value="1230454" calcext:value-type="float">
            <text:p>123045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range-schwarz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dunkelgrau</text:p>
          </table:table-cell>
          <table:table-cell office:value-type="float" office:value="0.25" calcext:value-type="float">
            <text:p>0,2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6X</text:p>
          </table:table-cell>
          <table:table-cell office:value-type="float" office:value="1230454" calcext:value-type="float">
            <text:p>123045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8III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ige-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8IV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Orange-braun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GF i</text:p>
          </table:table-cell>
          <table:table-cell office:value-type="string" calcext:value-type="string">
            <text:p>Garz</text:p>
          </table:table-cell>
          <table:table-cell office:value-type="string" calcext:value-type="string">
            <text:p>G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8V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Braun-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8VIII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/>
          <table:table-cell office:value-type="string" calcext:value-type="string">
            <text:p>T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8X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Bobzin</text:p>
          </table:table-cell>
          <table:table-cell office:value-type="string" calcext:value-type="string">
            <text:p>Bob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8XI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au-orange</text:p>
          </table:table-cell>
          <table:table-cell office:value-type="string" calcext:value-type="string">
            <text:p>Beige-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8XII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Dunkelgrau-orange</text:p>
          </table:table-cell>
          <table:table-cell office:value-type="string" calcext:value-type="string">
            <text:p>Dunelgrau-orange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8XIII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mini GF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64" calcext:value-type="float">
            <text:p>123046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Orange-dunkelgrau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</text:p>
          </table:table-cell>
          <table:table-cell/>
          <table:table-cell office:value-type="string" calcext:value-type="string">
            <text:p>T1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range-dunkel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15" calcext:value-type="float">
            <text:p>0,15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15" calcext:value-type="float">
            <text:p>0,15</text:p>
          </table:table-cell>
          <table:table-cell office:value-type="string" calcext:value-type="string">
            <text:p>GF bis unter Rand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graubraun</text:p>
          </table:table-cell>
          <table:table-cell office:value-type="string" calcext:value-type="string">
            <text:p>dunke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doppel WB</text:p>
          </table:table-cell>
          <table:table-cell/>
          <table:table-cell office:value-type="string" calcext:value-type="string">
            <text:p>T1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</text:p>
          </table:table-cell>
          <table:table-cell office:value-type="string" calcext:value-type="string">
            <text:p>+ 1WS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464" calcext:value-type="float">
            <text:p>123046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464" calcext:value-type="float">
            <text:p>123046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GF</text:p>
          </table:table-cell>
          <table:table-cell office:value-type="string" calcext:value-type="string">
            <text:p>hellgrau-dunke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 GF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9I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unkelgrau-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T14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9II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9III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chwarz-orange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5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9IV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unkelbraun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orange-hellgrau</text:p>
          </table:table-cell>
          <table:table-cell/>
          <table:table-cell office:value-type="float" office:value="0.15" calcext:value-type="float">
            <text:p>0,15</text:p>
          </table:table-cell>
          <table:table-cell table:number-columns-repeated="2"/>
          <table:table-cell office:value-type="string" calcext:value-type="string">
            <text:p>T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9V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orange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WB GR</text:p>
          </table:table-cell>
          <table:table-cell/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461" calcext:value-type="float">
            <text:p>123046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orange-schwarz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61" calcext:value-type="float">
            <text:p>123046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orange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3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461" calcext:value-type="float">
            <text:p>123046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i/a keine GF</text:p>
          </table:table-cell>
          <table:table-cell office:value-type="string" calcext:value-type="string">
            <text:p>Garz</text:p>
          </table:table-cell>
          <table:table-cell office:value-type="string" calcext:value-type="string">
            <text:p>G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61" calcext:value-type="float">
            <text:p>12304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2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9VIII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orran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/Teterow</text:p>
          </table:table-cell>
          <table:table-cell office:value-type="string" calcext:value-type="string">
            <text:p>T22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9IX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unkelgrau-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9X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dunkelgrau-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 GR</text:p>
          </table:table-cell>
          <table:table-cell/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9XIII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94" calcext:value-type="float">
            <text:p>123039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string" calcext:value-type="string">
            <text:p>beige-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394" calcext:value-type="float">
            <text:p>123039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office:value-type="string" calcext:value-type="string">
            <text:p>WB ?</text:p>
          </table:table-cell>
          <table:table-cell/>
          <table:table-cell office:value-type="string" calcext:value-type="string">
            <text:p>T1-T1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94" calcext:value-type="float">
            <text:p>123039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string" calcext:value-type="string">
            <text:p>T1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08" calcext:value-type="float">
            <text:p>12304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08" calcext:value-type="float">
            <text:p>12304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08" calcext:value-type="float">
            <text:p>123040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2</text:p>
          </table:table-cell>
          <table:table-cell table:number-columns-repeated="7"/>
          <table:table-cell office:value-type="string" calcext:value-type="string">
            <text:p>T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70I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range-schwarz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+ 1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0II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0III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orange-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0IV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orange GF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string" calcext:value-type="string">
            <text:p>dunke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string" calcext:value-type="string">
            <text:p>hellbeige</text:p>
          </table:table-cell>
          <table:table-cell/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dunke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70IX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Kerb auf Rand</text:p>
          </table:table-cell>
          <table:table-cell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70X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rang-grau</text:p>
          </table:table-cell>
          <table:table-cell office:value-type="string" calcext:value-type="string">
            <text:p>orange-grau</text:p>
          </table:table-cell>
          <table:table-cell office:value-type="string" calcext:value-type="string">
            <text:p>grau</text:p>
          </table:table-cell>
          <table:table-cell office:value-type="float" office:value="0.2" calcext:value-type="float">
            <text:p>0,2</text:p>
          </table:table-cell>
          <table:table-cell office:value-type="float" office:value="0.35" calcext:value-type="float">
            <text:p>0,35</text:p>
          </table:table-cell>
          <table:table-cell table:number-columns-repeated="2"/>
          <table:table-cell office:value-type="string" calcext:value-type="string">
            <text:p>K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70XI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3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0XII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range-dunkelgrau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K4-K4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0XIII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Deckelmarke</text:p>
          </table:table-cell>
          <table:table-cell office:value-type="string" calcext:value-type="string">
            <text:p>Bobzi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70XIV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beigeschwarz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1" calcext:value-type="float">
            <text:p>0,1</text:p>
          </table:table-cell>
          <table:table-cell table:number-columns-repeated="2"/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string" calcext:value-type="string">
            <text:p>beige-schwarz</text:p>
          </table:table-cell>
          <table:table-cell office:value-type="string" calcext:value-type="string">
            <text:p>grau-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braun</text:p>
          </table:table-cell>
          <table:table-cell office:value-type="string" calcext:value-type="string">
            <text:p>dunkelgrau</text:p>
          </table:table-cell>
          <table:table-cell/>
          <table:table-cell office:value-type="float" office:value="0.15" calcext:value-type="float">
            <text:p>0,15</text:p>
          </table:table-cell>
          <table:table-cell office:value-type="string" calcext:value-type="string">
            <text:p>WB</text:p>
          </table:table-cell>
          <table:table-cell/>
          <table:table-cell office:value-type="string" calcext:value-type="string">
            <text:p>K3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beige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2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latt</text:p>
          </table:table-cell>
          <table:table-cell table:number-columns-repeated="4"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70XVII</text:p>
          </table:table-cell>
          <table:table-cell office:value-type="float" office:value="1230481" calcext:value-type="float">
            <text:p>12304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rau-beige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0XVIII</text:p>
          </table:table-cell>
          <table:table-cell office:value-type="float" office:value="1230481" calcext:value-type="float">
            <text:p>12304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-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481" calcext:value-type="float">
            <text:p>12304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rötlich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81" calcext:value-type="float">
            <text:p>123048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Kerb1</text:p>
          </table:table-cell>
          <table:table-cell/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81" calcext:value-type="float">
            <text:p>123048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GF</text:p>
          </table:table-cell>
          <table:table-cell table:number-columns-repeated="4"/>
          <table:table-cell office:value-type="string" calcext:value-type="string">
            <text:p>Graz</text:p>
          </table:table-cell>
          <table:table-cell office:value-type="string" calcext:value-type="string">
            <text:p>G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71II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unkelbraun-schwarz-poliert</text:p>
          </table:table-cell>
          <table:table-cell office:value-type="string" calcext:value-type="string">
            <text:p>dunkelbraun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21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1III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string" calcext:value-type="string">
            <text:p>beige</text:p>
          </table:table-cell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GR</text:p>
          </table:table-cell>
          <table:table-cell/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1IV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range-grau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eige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1V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eige-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71VI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range-beige</text:p>
          </table:table-cell>
          <table:table-cell office:value-type="string" calcext:value-type="string">
            <text:p>beige-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Steilhals Kerb1</text:p>
          </table:table-cell>
          <table:table-cell/>
          <table:table-cell office:value-type="string" calcext:value-type="string">
            <text:p>T1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1VII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1VIII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dunkelgrau</text:p>
          </table:table-cell>
          <table:table-cell office:value-type="string" calcext:value-type="string">
            <text:p>orange-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WB Kerb3</text:p>
          </table:table-cell>
          <table:table-cell/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1IX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string" calcext:value-type="string">
            <text:p>orange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Bobzin</text:p>
          </table:table-cell>
          <table:table-cell/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1X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5" calcext:value-type="float">
            <text:p>0,3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21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t GF</text:p>
          </table:table-cell>
          <table:table-cell office:value-type="string" calcext:value-type="string">
            <text:p>grau GF</text:p>
          </table:table-cell>
          <table:table-cell office:value-type="string" calcext:value-type="string">
            <text:p>dnke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ige-grau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orange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WB</text:p>
          </table:table-cell>
          <table:table-cell/>
          <table:table-cell office:value-type="string" calcext:value-type="string">
            <text:p>K1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77" calcext:value-type="float">
            <text:p>123047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3"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 doppel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Kerb4</text:p>
          </table:table-cell>
          <table:table-cell office:value-type="string" calcext:value-type="string">
            <text:p>Bobzi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477" calcext:value-type="float">
            <text:p>123047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table:number-columns-repeated="7"/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1XII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orange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schnitt innen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72I</text:p>
          </table:table-cell>
          <table:table-cell office:value-type="float" office:value="1230234" calcext:value-type="float">
            <text:p>12302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2II</text:p>
          </table:table-cell>
          <table:table-cell office:value-type="float" office:value="1230234" calcext:value-type="float">
            <text:p>12302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beige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2III</text:p>
          </table:table-cell>
          <table:table-cell office:value-type="float" office:value="1230234" calcext:value-type="float">
            <text:p>123023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table:number-columns-repeated="3" office:value-type="string" calcext:value-type="string">
            <text:p>beige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i/a keine GF</text:p>
          </table:table-cell>
          <table:table-cell office:value-type="string" calcext:value-type="string">
            <text:p>Garz</text:p>
          </table:table-cell>
          <table:table-cell office:value-type="string" calcext:value-type="string">
            <text:p>G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234" calcext:value-type="float">
            <text:p>123023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Kerb1?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71XIII</text:p>
          </table:table-cell>
          <table:table-cell office:value-type="float" office:value="1230457" calcext:value-type="float">
            <text:p>123045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dunkelgrau</text:p>
          </table:table-cell>
          <table:table-cell office:value-type="string" calcext:value-type="string">
            <text:p>dunkelgrau glatt</text:p>
          </table:table-cell>
          <table:table-cell office:value-type="string" calcext:value-type="string">
            <text:p>grau</text:p>
          </table:table-cell>
          <table:table-cell table:number-columns-repeated="4"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71XV</text:p>
          </table:table-cell>
          <table:table-cell office:value-type="float" office:value="1230457" calcext:value-type="float">
            <text:p>123045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&gt;20</text:p>
          </table:table-cell>
          <table:table-cell/>
          <table:table-cell office:value-type="string" calcext:value-type="string">
            <text:p>orange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orange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UFG?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72I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eige-grau</text:p>
          </table:table-cell>
          <table:table-cell office:value-type="string" calcext:value-type="string">
            <text:p>orange-braun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eventuell Zchng. 65XII &amp; VIII</text:p>
          </table:table-cell>
        </table:table-row>
        <table:table-row table:style-name="ro1">
          <table:table-cell table:number-columns-repeated="3"/>
          <table:table-cell office:value-type="float" office:value="1230252" calcext:value-type="float">
            <text:p>12302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Teterow</text:p>
          </table:table-cell>
          <table:table-cell office:value-type="string" calcext:value-type="string">
            <text:p>T1-T8</text:p>
          </table:table-cell>
          <table:table-cell office:value-type="string" calcext:value-type="string">
            <text:p>wie Zchng. 65X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2II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range-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2III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au-dunkelgrau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eige-schwarz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Kamm 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72IV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range-grau</text:p>
          </table:table-cell>
          <table:table-cell table:number-columns-repeated="2" office:value-type="string" calcext:value-type="string">
            <text:p>hellgrau</text:p>
          </table:table-cell>
          <table:table-cell/>
          <table:table-cell office:value-type="float" office:value="0.15" calcext:value-type="float">
            <text:p>0,1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2V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eige-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2VI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beige-orange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2VII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unkelgrau-orange</text:p>
          </table:table-cell>
          <table:table-cell office:value-type="string" calcext:value-type="string">
            <text:p>mitt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perow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252" calcext:value-type="float">
            <text:p>12302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unkle- und mittel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2</text:p>
          </table:table-cell>
          <table:table-cell/>
          <table:table-cell office:value-type="string" calcext:value-type="string">
            <text:p>joint mit 12302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73I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eige-grau</text:p>
          </table:table-cell>
          <table:table-cell office:value-type="string" calcext:value-type="string">
            <text:p>orange-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/Vipperow</text:p>
          </table:table-cell>
          <table:table-cell office:value-type="string" calcext:value-type="string">
            <text:p>T2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72VIII</text:p>
          </table:table-cell>
          <table:table-cell office:value-type="float" office:value="1230250" calcext:value-type="float">
            <text:p>12302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eigebraun</text:p>
          </table:table-cell>
          <table:table-cell office:value-type="string" calcext:value-type="string">
            <text:p>grau-bei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250" calcext:value-type="float">
            <text:p>12302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2</text:p>
          </table:table-cell>
          <table:table-cell office:value-type="string" calcext:value-type="string">
            <text:p>glatt dunkelgrau</text:p>
          </table:table-cell>
          <table:table-cell office:value-type="string" calcext:value-type="string">
            <text:p>dunkelgrau GF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 table:number-rows-repeated="1047989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8">00.00.0000</text:date>, <text:time style:data-style-name="N2" text:time-value="15:28:26.59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2T13:07:01.386000000</meta:creation-date>
    <dc:date>2018-11-17T15:34:41.134000000</dc:date>
    <meta:editing-duration>PT10H24M14S</meta:editing-duration>
    <meta:editing-cycles>101</meta:editing-cycles>
    <meta:generator>LibreOffice/5.1.6.2$Windows_x86 LibreOffice_project/07ac168c60a517dba0f0d7bc7540f5afa45f0909</meta:generator>
    <meta:document-statistic meta:table-count="1" meta:cell-count="6231" meta:object-count="0"/>
  </office:meta>
</office:document-meta>
</file>